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text-properties fo:font-size="16pt" style:font-size-asian="16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刹那----影の下方から赤い光か駆け昇った。</text:p>
      <text:p text:style-name="P1">その光輝は大蛇のように地から天へと弧を描くと闇に溶ける。その赤い光の蛇が闇に走ったのとほぼ同時に、びいんという高く澄んだ音が暗い路地の壁に震えてこだました。</text:p>
      <text:p text:style-name="P1"><text:s/>「がひっ!？」</text:p>
      <text:p text:style-name="P1">男は敵の脳天に刃物を食い込ませた瞬間に駆け昇るはずの快感がないことに違和感を覚えていた。遠心力とともにあったナタの手応えが影の頭部に触れる寸前にどこかへ失われ、 男はそのまますっぽぬけるような感覚で地にまで左腕を斬りドげていたのである。振りおろした腕に引かれるように男は空中で前転し、そのまま不様に背中から着地して転がった。 </text:p>
      <text:p text:style-name="P1">「ひょえぇ、お、おれの手ぐあぁっ」</text:p>
      <text:p text:style-name="P1">男がようやく喪失感に気づいて悲鳴をあげたのは、背中から着地した痛みで左腕を背に回したときであった。男の左のマシン腕は、影との一瞬の交錯で手首から切断されていた のである。男のマシンの手首は鋭利な切断面を見せ、熱を持ってかすかに煙を漂わせている。</text:p>
      <text:p text:style-name="P1">影は何事もなかったかのように男の目の前に立っていた。</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tb-rl"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10T21:48:04.76</meta:creation-date>
    <dc:date>2018-04-14T10:51:59.24</dc:date>
    <meta:editing-duration>PT17H30M36S</meta:editing-duration>
    <meta:editing-cycles>14</meta:editing-cycles>
    <meta:generator>OpenOffice/4.1.5$Win32 OpenOffice.org_project/415m1$Build-9789</meta:generator>
    <dc:creator>Jo Jaquinta</dc:creator>
    <meta:document-statistic meta:table-count="0" meta:image-count="0" meta:object-count="0" meta:page-count="1" meta:paragraph-count="7" meta:word-count="429" meta:character-count="436"/>
  </office:meta>
</office:document-meta>
</file>